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7000000C78C76FE1FB5F46897.png" manifest:media-type="image/png"/>
  <manifest:file-entry manifest:full-path="Pictures/100000010000009E000000C6534F508C449BE78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dugi" svg:font-family="Gadugi" style:font-family-generic="roman" style:font-pitch="variable"/>
    <style:font-face style:name="Gadugi1" svg:font-family="Gadugi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8" style:family="table">
      <style:table-properties style:width="15.871cm" fo:margin-left="0cm" fo:margin-top="0cm" fo:margin-bottom="0cm" table:align="left" style:writing-mode="lr-tb"/>
    </style:style>
    <style:style style:name="Table8.A" style:family="table-column">
      <style:table-column-properties style:column-width="2.708cm"/>
    </style:style>
    <style:style style:name="Table8.B" style:family="table-column">
      <style:table-column-properties style:column-width="10.504cm"/>
    </style:style>
    <style:style style:name="Table8.C" style:family="table-column">
      <style:table-column-properties style:column-width="2.66cm"/>
    </style:style>
    <style:style style:name="Table8.1" style:family="table-row">
      <style:table-row-properties style:min-row-height="2.383cm" fo:keep-together="auto"/>
    </style:style>
    <style:style style:name="Table8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8.B1" style:family="table-cell">
      <style:table-cell-properties fo:padding-left="0.191cm" fo:padding-right="0.191cm" fo:padding-top="0cm" fo:padding-bottom="0cm" fo:border="none" style:writing-mode="lr-tb"/>
    </style:style>
    <style:style style:name="Table8.2" style:family="table-row">
      <style:table-row-properties style:min-row-height="0.427cm" fo:keep-together="auto"/>
    </style:style>
    <style:style style:name="Table8.A2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" style:family="table">
      <style:table-properties style:width="16.028cm" fo:margin-left="0.002cm" fo:margin-top="0cm" fo:margin-bottom="0cm" table:align="left" style:writing-mode="page"/>
    </style:style>
    <style:style style:name="Table1.A" style:family="table-column">
      <style:table-column-properties style:column-width="4.69cm"/>
    </style:style>
    <style:style style:name="Table1.B" style:family="table-column">
      <style:table-column-properties style:column-width="11.33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ICLR_20_-_20_Cabeçalho">
      <style:paragraph-properties fo:margin-top="0cm" fo:margin-bottom="0cm" style:contextual-spacing="false" fo:orphans="0" fo:widows="0" fo:padding="0cm" fo:border="none"/>
      <style:text-properties fo:language="pt" fo:country="BR" style:letter-kerning="false" style:language-asian="pt" style:country-asian="BR" style:language-complex="ar" style:country-complex="SA"/>
    </style:style>
    <style:style style:name="P2" style:family="paragraph" style:parent-style-name="ICLR_20_-_20_Cabeçalho">
      <style:paragraph-properties fo:margin-top="0cm" fo:margin-bottom="0cm" style:contextual-spacing="false" fo:text-align="end" style:justify-single-word="false" fo:orphans="0" fo:widows="0" fo:padding="0cm" fo:border="none"/>
      <style:text-properties fo:language="pt" fo:country="BR" style:letter-kerning="false" style:language-asian="pt" style:country-asian="BR" style:language-complex="ar" style:country-complex="SA"/>
    </style:style>
    <style:style style:name="P3" style:family="paragraph" style:parent-style-name="Tabela_20_2">
      <style:paragraph-properties fo:margin-top="0cm" fo:margin-bottom="0cm" style:contextual-spacing="false" fo:orphans="0" fo:widows="0"/>
      <style:text-properties fo:language="pt" fo:country="BR"/>
    </style:style>
    <style:style style:name="P4" style:family="paragraph" style:parent-style-name="Standard">
      <style:paragraph-properties fo:text-align="center" style:justify-single-word="false"/>
      <style:text-properties fo:language="pt" fo:country="BR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pt" fo:country="BR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P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language="pt" fo:country="BR"/>
    </style:style>
    <style:style style:name="P8" style:family="paragraph" style:parent-style-name="Standard">
      <style:paragraph-properties fo:margin-left="0cm" fo:margin-right="0cm" fo:margin-top="0.106cm" fo:margin-bottom="0.106cm" style:contextual-spacing="false" fo:line-height="100%" fo:text-align="start" style:justify-single-word="false" fo:orphans="0" fo:widows="0" fo:text-indent="0cm" style:auto-text-indent="false"/>
      <style:text-properties fo:language="pt" fo:country="BR"/>
    </style:style>
    <style:style style:name="P9" style:family="paragraph" style:parent-style-name="Standard">
      <style:paragraph-properties fo:margin-left="0cm" fo:margin-right="0cm" fo:margin-top="0.106cm" fo:margin-bottom="0cm" style:contextual-spacing="false" fo:line-height="100%" fo:text-align="start" style:justify-single-word="false" fo:orphans="0" fo:widows="0" fo:text-indent="0cm" style:auto-text-indent="false"/>
      <style:text-properties fo:language="pt" fo:country="BR"/>
    </style:style>
    <style:style style:name="P10" style:family="paragraph" style:parent-style-name="Standard">
      <style:text-properties fo:language="pt" fo:country="BR"/>
    </style:style>
    <style:style style:name="P11" style:family="paragraph" style:parent-style-name="Standard">
      <style:paragraph-properties fo:margin-left="0cm" fo:margin-right="0cm" fo:margin-top="0cm" fo:margin-bottom="0cm" style:contextual-spacing="false" fo:text-indent="1.24cm" style:auto-text-indent="false"/>
      <style:text-properties fo:language="pt" fo:country="BR"/>
    </style:style>
    <style:style style:name="P12" style:family="paragraph" style:parent-style-name="Standard">
      <style:paragraph-properties fo:text-align="end" style:justify-single-word="false"/>
      <style:text-properties fo:language="pt" fo:country="BR"/>
    </style:style>
    <style:style style:name="P13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orphans="0" fo:widows="0" fo:text-indent="0cm" style:auto-text-indent="false"/>
      <style:text-properties fo:language="pt" fo:country="BR" fo:font-weight="bold" style:font-name-asian="Times New Roman1" style:font-weight-asian="bold" style:font-name-complex="Verdana1" style:font-size-complex="10pt" style:font-weight-complex="bold"/>
    </style:style>
    <style:style style:name="P14" style:family="paragraph" style:parent-style-name="Standard">
      <style:paragraph-properties fo:margin-left="0cm" fo:margin-right="0cm" fo:margin-top="0.106cm" fo:margin-bottom="0.106cm" style:contextual-spacing="false" fo:line-height="100%" fo:text-align="start" style:justify-single-word="false" fo:orphans="0" fo:widows="0" fo:text-indent="0cm" style:auto-text-indent="false"/>
      <style:text-properties fo:language="pt" fo:country="BR" style:font-name-asian="Times New Roman1" style:font-name-complex="Verdana1" style:font-size-complex="10pt"/>
    </style:style>
    <style:style style:name="P15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orphans="0" fo:widows="0" fo:text-indent="0cm" style:auto-text-indent="false"/>
      <style:text-properties fo:language="pt" fo:country="BR" style:font-name-asian="Times New Roman1" style:font-name-complex="Verdana1" style:font-size-complex="10pt"/>
    </style:style>
    <style:style style:name="P16" style:family="paragraph" style:parent-style-name="ICLR_20_-_20_Rodapé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17" style:family="paragraph" style:parent-style-name="ICLR_20_-_20_Rodapé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18" style:family="paragraph" style:parent-style-name="Standard">
      <style:paragraph-properties fo:text-align="center" style:justify-single-word="false"/>
      <style:text-properties fo:font-size="14pt" fo:language="pt" fo:country="BR" style:font-size-asian="14pt" style:font-size-complex="14pt"/>
    </style:style>
    <style:style style:name="P19" style:family="paragraph" style:parent-style-name="Standard">
      <style:paragraph-properties fo:margin-left="0cm" fo:margin-right="0cm" fo:margin-top="0.106cm" fo:margin-bottom="0cm" style:contextual-spacing="false" fo:line-height="100%" fo:text-align="start" style:justify-single-word="false" fo:orphans="0" fo:widows="0" fo:text-indent="0cm" style:auto-text-indent="false"/>
      <style:text-properties fo:color="#000000" loext:opacity="100%" fo:language="pt" fo:country="BR" style:font-name-asian="Times New Roman1" style:font-name-complex="Gadugi1" style:font-size-complex="10pt"/>
    </style:style>
    <style:style style:name="P20" style:family="paragraph" style:parent-style-name="Standard">
      <style:paragraph-properties fo:margin-left="0cm" fo:margin-right="0cm" fo:text-indent="0cm" style:auto-text-indent="false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paragraph-rsid="002212a4"/>
    </style:style>
    <style:style style:name="P22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P23" style:family="paragraph" style:parent-style-name="Heading_20_1">
      <style:text-properties fo:language="pt" fo:country="BR"/>
    </style:style>
    <style:style style:name="P24" style:family="paragraph" style:parent-style-name="ICLR_20_-_20_Cabeçalho">
      <style:paragraph-properties fo:margin-top="0cm" fo:margin-bottom="0cm" style:contextual-spacing="false" fo:orphans="0" fo:widows="0" fo:padding="0cm" fo:border="none"/>
      <style:text-properties fo:language="pt" fo:country="BR" style:letter-kerning="false" style:language-asian="pt" style:country-asian="BR" style:language-complex="ar" style:country-complex="SA"/>
    </style:style>
    <style:style style:name="P25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26" style:family="paragraph" style:parent-style-name="Standard" style:master-page-name="Standard">
      <style:paragraph-properties fo:text-align="center" style:justify-single-word="false" style:page-number="1"/>
      <style:text-properties fo:font-size="22pt" fo:language="pt" fo:country="BR" style:font-size-asian="22pt" style:font-size-complex="22pt"/>
    </style:style>
    <style:style style:name="T1" style:family="text">
      <style:text-properties fo:font-size="10pt" style:font-size-asian="10pt" style:font-name-complex="Arial1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-complex="Tahoma1" style:font-size-complex="10pt" style:font-weight-complex="bold"/>
    </style:style>
    <style:style style:name="T4" style:family="text">
      <style:text-properties fo:color="#0000ff" loext:opacity="100%"/>
    </style:style>
    <style:style style:name="T5" style:family="text">
      <style:text-properties fo:language="zh" fo:country="CN" style:font-name-asian="Times New Roman1" style:language-asian="zh" style:country-asian="CN"/>
    </style:style>
    <style:style style:name="T6" style:family="text">
      <style:text-properties fo:language="zh" fo:country="CN" officeooo:rsid="00086036" style:font-name-asian="Times New Roman1" style:language-asian="zh" style:country-asian="CN"/>
    </style:style>
    <style:style style:name="T7" style:family="text">
      <style:text-properties style:font-name-asian="Times New Roman1" style:font-name-complex="Verdana1" style:font-size-complex="10pt"/>
    </style:style>
    <style:style style:name="T8" style:family="text">
      <style:text-properties officeooo:rsid="00292212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ge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"/>
        <text:sequence-decl text:display-outline-level="0" text:name="Tabela"/>
        <text:sequence-decl text:display-outline-level="0" text:name="Quadro"/>
      </text:sequence-decls>
      <text:p text:style-name="P26">LAUDO DE PERÍCIA CRIMINAL</text:p>
      <text:p text:style-name="P18">TRANSCRIÇÃO DE DADOS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Procedimento:</text:p>
          </table:table-cell>
          <table:table-cell table:style-name="Table1.A1" office:value-type="string">
            <text:p text:style-name="P15"><text:text-input text:description="">{{ procedimento }}</text:text-input></text:p>
          </table:table-cell>
        </table:table-row>
        <table:table-row table:style-name="Table1.1">
          <table:table-cell table:style-name="Table1.A1" office:value-type="string">
            <text:p text:style-name="P14">Requisitante:</text:p>
          </table:table-cell>
          <table:table-cell table:style-name="Table1.A1" office:value-type="string">
            <text:p text:style-name="P13"><text:text-input text:description="">{{ requisitante }}</text:text-input></text:p>
          </table:table-cell>
        </table:table-row>
        <table:table-row table:style-name="Table1.1">
          <table:table-cell table:style-name="Table1.A1" office:value-type="string">
            <text:p text:style-name="P14">Pessoa(s) Envolvida(s):</text:p>
          </table:table-cell>
          <table:table-cell table:style-name="Table1.A1" office:value-type="string">
            <text:p text:style-name="P8"><text:span text:style-name="T7"><text:text-input text:description=""/></text:span><text:span text:style-name="T7"><text:text-input text:description="paragraph">{% for pessoa in pessoas_envolvidas %}</text:text-input></text:span></text:p>
            <text:p text:style-name="P14"><text:text-input text:description="">{{ pessoa }}</text:text-input></text:p>
            <text:p text:style-name="P14"><text:text-input text:description="paragraph">{% endfor %}</text:text-input></text:p>
          </table:table-cell>
        </table:table-row>
        <table:table-row table:style-name="Table1.1">
          <table:table-cell table:style-name="Table1.A1" office:value-type="string">
            <text:p text:style-name="P8">Unidade Pericial:</text:p>
          </table:table-cell>
          <table:table-cell table:style-name="Table1.A1" office:value-type="string">
            <text:p text:style-name="P8">Laboratório de Informática Forense</text:p>
          </table:table-cell>
        </table:table-row>
        <table:table-row table:style-name="Table1.1">
          <table:table-cell table:style-name="Table1.A1" office:value-type="string">
            <text:p text:style-name="P3"><text:text-input text:description=""/><text:text-input text:description="paragraph">{% if  len(relatores) &gt; 1  %}</text:text-input></text:p>
            <text:p text:style-name="P3">Peritos Criminais</text:p>
            <text:p text:style-name="P3"><text:text-input text:description="paragraph">{% else %}</text:text-input></text:p>
            <text:p text:style-name="P3">Perito Criminal</text:p>
            <text:p text:style-name="P9"><text:text-input text:description="paragraph">{% endif %}</text:text-input></text:p>
          </table:table-cell>
          <table:table-cell table:style-name="Table1.A1" office:value-type="string">
            <text:p text:style-name="P3"><text:text-input text:description="paragraph">{% for perito in peritos %}</text:text-input></text:p>
            <text:p text:style-name="P3"><text:text-input text:description="">{{ perito }}</text:text-input></text:p>
            <text:p text:style-name="P19"><text:text-input text:description="paragraph">{% endfor %}</text:text-input></text:p>
          </table:table-cell>
        </table:table-row>
        <table:table-row table:style-name="Table1.1">
          <table:table-cell table:style-name="Table1.A1" office:value-type="string">
            <text:p text:style-name="P8">Início do Exame:</text:p>
          </table:table-cell>
          <table:table-cell table:style-name="Table1.A1" office:value-type="string">
            <text:p text:style-name="P8"><text:text-input text:description="">{{ inicio_exame|data_simples }}</text:text-input></text:p>
          </table:table-cell>
        </table:table-row>
      </table:table>
      <text:p text:style-name="P7"/>
      <text:h text:style-name="Heading_20_1" text:outline-level="1">HISTÓRICO</text:h>
      <text:p text:style-name="P20"><text:tab/>Em atendimento à requisição de perícia realizada via sistema ODIN (ocorrência nº <text:text-input text:description="">{{ ocorrencia_odin }}</text:text-input>), por meio do quesito número <text:text-input text:description="">{{ n_quesito }}</text:text-input>, datado de <text:text-input text:description="">{{ data_odin|data_mes_extenso }}</text:text-input>, que tem como responsável a pessoa de <text:text-input text:description="">{{ autoridade }}</text:text-input>, foi procedido exame pericial <text:text-input text:description="">{% if n_objetos &gt; 1 %}</text:text-input>nos objetos descritos no item 3 <text:s/>deste laudo, que foram apresentados <text:text-input text:description="">{% else %}</text:text-input>no objeto descrito <text:s/>no item 3 deste laudo, que foi apresentado<text:text-input text:description="">{% endif %}</text:text-input> ao Laboratório de Informática Forense em <text:text-input text:description="">{{ data_recebimento|data_mes_extenso }}</text:text-input>. <text:s/></text:p>
      <text:h text:style-name="Heading_20_1" text:outline-level="1">OBJETIVO/QUESITO</text:h>
      <text:p text:style-name="Standard"><text:text-input text:description="">{% if n_objetos &gt; 1 %}</text:text-input>O presente trabalho tem por objetivo transcrever os dados dos objetos encaminhados.<text:text-input text:description="">{% else %}</text:text-input>O presente trabalho tem por objetivo transcrever <text:soft-page-break/>os dados do objeto encaminhado.<text:text-input text:description="">{% endif %}</text:text-input></text:p>
      <text:h text:style-name="Heading_20_1" text:outline-level="1">OBJETOS EXAMINADOS</text:h>
      <text:p text:style-name="Standard"><text:text-input text:description="">{% if n_objetos &gt; 1 %}</text:text-input>Os objetos recebidos pelo perito estavam acondicionados em uma embalagem de evidências atada com lacre de número <text:text-input text:description="">{{ lacre_entrada|xxx }}</text:text-input><text:s/><text:text-input text:description="">{% else %}</text:text-input>O objeto recebido pelo perito estava acondicionado em uma embalagem de evidências atada com lacre de número <text:text-input text:description="">{{ lacre_entrada|xxx }}</text:text-input><text:s/><text:text-input text:description="">{% endif %}</text:text-input>.</text:p>
      <text:p text:style-name="P21"/>
      <text:h text:style-name="P23" text:outline-level="1">CONSIDERAÇÕES FINAIS </text:h>
      <text:p text:style-name="P11"><text:text-input text:description="">{% if n_objetos &gt; 1 %}</text:text-input>Após a conclusão dos exames periciais, os objetos periciados foram acondicionados em embalagem de evidência atada com lacre de número <text:text-input text:description="">{{ lacre_saida|xxx }}</text:text-input><text:s/>e entregues ao setor administrativo d<text:span text:style-name="T8">o</text:span> <text:span text:style-name="T8">Laboratório</text:span> de Informática Forense para que fossem encaminhados a <text:text-input text:description="">{{ requisitante }}</text:text-input>.<text:text-input text:description="">{% else %}</text:text-input>Após a conclusão dos exames periciais, o objeto periciado foi acondicionado em embalagem de evidência atada com lacre de número <text:text-input text:description="">{{ lacre_saida|xxx }}</text:text-input><text:s/>e entregue ao setor administrativo <text:span text:style-name="T8">do Laboratório</text:span> de Informática Forense para que fosse encaminhado a <text:text-input text:description="">{{ requisitante }}</text:text-input>.<text:text-input text:description="">{% endif %}</text:text-input></text:p>
      <text:p text:style-name="P10">É o que se tem a relatar.</text:p>
      <text:p text:style-name="P12"><text:s/>Goiânia, xxx. </text:p>
      <text:p text:style-name="P4"><text:text-input text:description="paragraph">{% for relator in relatores  %}</text:text-input></text:p>
      <text:p text:style-name="P5"><text:text-input text:description="">{{ relator }}</text:text-input></text:p>
      <text:p text:style-name="P5">Perito Relator</text:p>
      <text:p text:style-name="P5"><text:text-input text:description="paragraph">{% endfor %}</text:text-input></text:p>
      <text:p text:style-name="P5"><text:text-input text:description="paragraph">{% if revisor %}</text:text-input></text:p>
      <text:p text:style-name="P5"><text:text-input text:description="">{{ revisor }}</text:text-input></text:p>
      <text:p text:style-name="P5">Perito Revisor</text:p>
      <text:p text:style-name="P5"><text:text-input text:description="paragraph">{% endif %}</text:text-input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dugi" svg:font-family="Gadugi" style:font-family-generic="roman" style:font-pitch="variable"/>
    <style:font-face style:name="Gadugi1" svg:font-family="Gadugi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25%" fo:text-align="justify" style:justify-single-word="false" fo:orphans="0" fo:widows="0" fo:text-indent="1.245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1" style:default-outline-level="1" style:class="text">
      <style:paragraph-properties fo:margin-top="0.423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Heading_20_2_20_Char1" style:default-outline-level="2" style:class="text">
      <style:paragraph-properties fo:margin-top="0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Heading_20_3_20_Char1" style:default-outline-level="3" style:class="text">
      <style:paragraph-properties fo:margin-left="0cm" fo:margin-right="0cm" fo:orphans="2" fo:widows="2" fo:text-indent="0cm" style:auto-text-indent="false" fo:keep-with-next="always"/>
      <style:text-properties style:font-name-asian="Times New Roman1" style:font-family-asian="'Times New Roman'" style:font-family-generic-asian="system" style:font-pitch-asian="variable" style:font-size-complex="10pt"/>
    </style:style>
    <style:style style:name="Heading_20_4" style:display-name="Heading 4" style:family="paragraph" style:parent-style-name="Standard" style:next-style-name="Standard" loext:linked-style-name="Heading_20_4_20_Char1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3" style:next-style-name="Standard" loext:linked-style-name="Heading_20_5_20_Char1" style:default-outline-level="5" style:class="text">
      <style:paragraph-properties fo:text-align="start" style:justify-single-word="false"/>
      <style:text-properties style:font-style-complex="italic"/>
    </style:style>
    <style:style style:name="Heading_20_6" style:display-name="Heading 6" style:family="paragraph" style:parent-style-name="Standard" style:next-style-name="Standard" loext:linked-style-name="Heading_20_6_20_Char1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loext:linked-style-name="Heading_20_7_20_Char1" style:default-outline-level="7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loext:linked-style-name="Heading_20_8_20_Char1" style:default-outline-level="8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loext:linked-style-name="Heading_20_9_20_Char1" style:default-outline-level="9" style:class="text">
      <style:paragraph-properties fo:margin-top="0.423cm" fo:margin-bottom="0.106cm" style:contextual-spacing="false"/>
      <style:text-properties style:font-name="Calibri Light" fo:font-family="'Calibri Light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next-style-name="Standard" loext:linked-style-name="Subtitle_20_Char" style:class="chapter">
      <style:paragraph-properties fo:margin-top="0.353cm" fo:margin-bottom="0.353cm" style:contextual-spacing="false"/>
    </style:style>
    <style:style style:name="Quote" style:family="paragraph" style:parent-style-name="Standard" style:next-style-name="Standard" loext:linked-style-name="Quote_20_Char">
      <style:paragraph-properties fo:margin-left="1.27cm" fo:margin-right="1.27cm" fo:text-indent="1.245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loext:linked-style-name="Intense_20_Quote_20_Char">
      <loext:graphic-properties draw:fill="solid" draw:fill-color="#f2f2f2"/>
      <style:paragraph-properties fo:margin-left="1.27cm" fo:margin-right="1.27cm" fo:text-indent="1.245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cm" style:contextual-spacing="false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next-style-name="Standard">
      <style:paragraph-properties fo:margin-top="0cm" fo:margin-bottom="0cm" style:contextual-spacing="false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499cm" fo:margin-right="0cm" fo:margin-top="0cm" fo:margin-bottom="0.212cm" style:contextual-spacing="false" fo:line-height="200%" fo:orphans="2" fo:widows="2" fo:text-indent="1.245cm" style:auto-text-indent="false"/>
      <style:text-properties style:font-name="Times New Roman" fo:font-family="'Times New Roman'" style:font-family-generic="roman" style:font-pitch="variable" fo:language="zh" fo:country="CN" style:font-name-asian="Times New Roman1" style:font-family-asian="'Times New Roman'" style:font-family-generic-asian="system" style:font-pitch-asian="variable" style:language-asian="ar" style:country-asian="SA"/>
    </style:style>
    <style:style style:name="HTML_20_Preformatted" style:display-name="HTML Preformatted" style:family="paragraph" style:parent-style-name="Standard" loext:linked-style-name="HTML_20_Preformatted_20_Char">
      <style:paragraph-properties fo:line-height="100%"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1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Footer" style:family="paragraph" style:parent-style-name="Standard" loext:linked-style-name="Footer_20_Char1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>
      <style:paragraph-properties fo:margin-left="0cm" fo:margin-right="0cm" fo:margin-top="0cm" fo:margin-bottom="0.282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ICLR_20_-_20_Normal" loext:linked-style-name="Footnote_20_Text_20_Char1" style:class="extra">
      <style:paragraph-properties fo:margin-left="0cm" fo:margin-right="0cm" fo:line-height="100%" fo:text-indent="0cm" style:auto-text-indent="false"/>
      <style:text-properties fo:font-size="9pt" style:font-name-asian="Calibri1" style:font-family-asian="Calibri" style:font-family-generic-asian="system" style:font-pitch-asian="variable" style:font-size-asian="9pt" style:language-asian="en" style:country-asian="US" style:font-size-complex="10pt"/>
    </style:style>
    <style:style style:name="ICLR_20_-_20_Normal" style:display-name="ICLR - Normal" style:family="paragraph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CLR_20_-_20_Capa_20_20" style:display-name="ICLR - Capa 20" style:family="paragraph" style:parent-style-name="ICLR_20_-_20_Normal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/>
      <style:text-properties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10pt" style:font-weight-complex="bold"/>
    </style:style>
    <style:style style:name="ICLR_20_-_20_Capa_20_24" style:display-name="ICLR - Capa 24" style:family="paragraph" style:parent-style-name="ICLR_20_-_20_Capa_20_20">
      <style:text-properties fo:font-size="24pt" style:font-size-asian="24pt" style:font-weight-complex="normal"/>
    </style:style>
    <style:style style:name="ICLR_20_-_20_Capa_20_16" style:display-name="ICLR - Capa 16" style:family="paragraph" style:parent-style-name="ICLR_20_-_20_Capa_20_20">
      <style:paragraph-properties fo:text-align="end" style:justify-single-word="false"/>
      <style:text-properties fo:font-size="16pt" fo:font-weight="normal" style:font-size-asian="16pt" style:font-weight-asian="normal"/>
    </style:style>
    <style:style style:name="ICLR_20_-_20_Capa_20_14" style:display-name="ICLR - Capa 14" style:family="paragraph" style:parent-style-name="ICLR_20_-_20_Capa_20_20">
      <style:paragraph-properties fo:text-align="end" style:justify-single-word="false"/>
      <style:text-properties fo:font-size="14pt" fo:font-weight="normal" style:font-size-asian="14pt" style:font-weight-asian="normal"/>
    </style:style>
    <style:style style:name="ICLR_20_-_20_Título" style:display-name="ICLR - Título" style:family="paragraph" style:parent-style-name="ICLR_20_-_20_Normal" style:next-style-name="ICLR_20_-_20_Normal">
      <style:paragraph-properties fo:margin-left="0cm" fo:margin-right="0cm" fo:text-align="center" style:justify-single-word="false" fo:text-indent="0cm" style:auto-text-indent="false"/>
      <style:text-properties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size-complex="11pt"/>
    </style:style>
    <style:style style:name="Paragrafo_20_sem_20_recuo" style:display-name="Paragrafo sem recuo" style:family="paragraph" style:parent-style-name="Standard" style:next-style-name="Standard">
      <style:paragraph-properties fo:text-align="start" style:justify-single-word="false"/>
      <style:text-properties style:font-size-complex="9pt"/>
    </style:style>
    <style:style style:name="ICLR_20_-_20_Cabeçalho" style:display-name="ICLR - Cabeçalho" style:family="paragraph" style:parent-style-name="ICLR_20_-_20_Normal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ICLR_20_-_20_Título_20_1" style:display-name="ICLR - Título 1" style:family="paragraph" style:parent-style-name="ICLR_20_-_20_Normal" style:next-style-name="ICLR_20_-_20_Normal" style:list-style-name="WWNum2">
      <style:text-properties fo:font-weight="bold" style:font-weight-asian="bold"/>
    </style:style>
    <style:style style:name="ICLR_20_-_20_Título_20_2" style:display-name="ICLR - Título 2" style:family="paragraph" style:parent-style-name="ICLR_20_-_20_Título_20_1" style:next-style-name="ICLR_20_-_20_Normal"/>
    <style:style style:name="ICLR_20_-_20_Marcadores" style:display-name="ICLR - Marcadores" style:family="paragraph" style:parent-style-name="ICLR_20_-_20_Normal" style:list-style-name="WWNum3"/>
    <style:style style:name="ICLR_20_-_20_Legenda" style:display-name="ICLR - Legenda" style:family="paragraph" style:parent-style-name="ICLR_20_-_20_Normal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/>
    </style:style>
    <style:style style:name="ICLR_20_-_20_Figura" style:display-name="ICLR - Figura" style:family="paragraph" style:parent-style-name="ICLR_20_-_20_Normal">
      <style:paragraph-properties fo:margin-left="0cm" fo:margin-right="0cm" fo:line-height="100%" fo:text-align="center" style:justify-single-word="false" fo:text-indent="0cm" style:auto-text-indent="false"/>
    </style:style>
    <style:style style:name="ICLR_20_-_20_Assinatura" style:display-name="ICLR - Assinatura" style:family="paragraph" style:parent-style-name="ICLR_20_-_20_Normal">
      <style:paragraph-properties fo:margin-left="0cm" fo:margin-right="0cm" fo:line-height="100%" fo:text-indent="0cm" style:auto-text-indent="false">
        <style:tab-stops>
          <style:tab-stop style:position="4.126cm" style:type="center"/>
          <style:tab-stop style:position="8.251cm" style:type="center"/>
          <style:tab-stop style:position="12.377cm" style:type="center"/>
        </style:tab-stops>
      </style:paragraph-properties>
    </style:style>
    <style:style style:name="ICLR_20_-_20_Data" style:display-name="ICLR - Data" style:family="paragraph" style:parent-style-name="ICLR_20_-_20_Normal" style:next-style-name="ICLR_20_-_20_Normal">
      <style:paragraph-properties fo:margin-left="0cm" fo:margin-right="0cm" fo:text-align="end" style:justify-single-word="false" fo:text-indent="0cm" style:auto-text-indent="false"/>
    </style:style>
    <style:style style:name="ICLR_20_-_20_Tabela" style:display-name="ICLR - Tabela" style:family="paragraph" style:parent-style-name="ICLR_20_-_20_Normal">
      <style:paragraph-properties fo:margin-left="0cm" fo:margin-right="0cm" fo:line-height="100%" fo:text-align="start" style:justify-single-word="false" fo:orphans="0" fo:widows="0" fo:text-indent="0cm" style:auto-text-indent="false"/>
      <style:text-properties fo:font-size="10pt" style:font-size-asian="10pt"/>
    </style:style>
    <style:style style:name="ICLR_20_-_20_Citação" style:display-name="ICLR - Citação" style:family="paragraph" style:parent-style-name="ICLR_20_-_20_Normal">
      <style:paragraph-properties fo:margin-left="2.501cm" fo:margin-right="0cm" fo:text-indent="2.501cm" style:auto-text-indent="false"/>
      <style:text-properties fo:font-size="11pt" style:font-size-asian="11pt"/>
    </style:style>
    <style:style style:name="ICLR_20_-_20_Cargo" style:display-name="ICLR - Cargo" style:family="paragraph" style:parent-style-name="ICLR_20_-_20_Assinatura">
      <style:text-properties fo:font-size="10pt" style:font-size-asian="10pt"/>
    </style:style>
    <style:style style:name="Style0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1.245cm" style:auto-text-indent="false"/>
    </style:style>
    <style:style style:name="ICLR_20_-_20_Rodapé" style:display-name="ICLR - Rodapé" style:family="paragraph" style:parent-style-name="Standard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Default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Verdana" fo:font-family="Verdan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Verdana1" style:font-family-complex="Verdana" style:font-family-generic-complex="system" style:font-pitch-complex="variable" style:font-size-complex="12pt"/>
    </style:style>
    <style:style style:name="Estilo1" style:family="paragraph" style:parent-style-name="ICLR_20_-_20_Tabela">
      <style:text-properties fo:font-size="12pt" style:font-size-asian="12pt"/>
    </style:style>
    <style:style style:name="Tabela_20_2" style:display-name="Tabela 2" style:family="paragraph" style:parent-style-name="ICLR_20_-_20_Normal">
      <style:paragraph-properties fo:margin-left="0cm" fo:margin-right="0cm" fo:text-indent="0cm" style:auto-text-indent="false"/>
    </style:style>
    <style:style style:name="Enumeração" style:family="paragraph" style:parent-style-name="Tabela_20_2" style:list-style-name="WWNum4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 loext:linked-style-name="Title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 loext:linked-style-name="Subtitle">
      <style:text-properties fo:font-size="12pt" style:font-size-asian="12pt" style:font-size-complex="12pt"/>
    </style:style>
    <style:style style:name="Quote_20_Char" style:display-name="Quote Char" style:family="text" loext:linked-style-name="Quote">
      <style:text-properties fo:font-style="italic" style:font-style-asian="italic"/>
    </style:style>
    <style:style style:name="Intense_20_Quote_20_Char" style:display-name="Intense Quote Char" style:family="text" loext:linked-style-name="Intense_20_Quote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Endnote_20_Text_20_Char" style:display-name="Endnote Text Char" style:family="text" loext:linked-style-name="Endnote">
      <style:text-properties fo:font-size="10pt" style:font-size-asian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Footnote_20_anchor" style:display-name="Footnote anchor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otnote_20_Text_20_Char1" style:display-name="Footnote Text Char1" style:family="text" loext:linked-style-name="Footnote">
      <style:text-properties style:font-name="Gadugi" fo:font-family="Gadug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Arial1" style:font-family-complex="Arial" style:font-family-generic-complex="system" style:font-pitch-complex="variable"/>
    </style:style>
    <style:style style:name="Footer_20_Char1" style:display-name="Footer Char1" style:family="text" loext:linked-style-name="Footer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Heading_20_1_20_Char1" style:display-name="Heading 1 Char1" style:family="text" loext:linked-style-name="Heading_20_1">
      <style:text-properties style:font-name="Gadugi" fo:font-family="Gadugi" style:font-family-generic="roman" style:font-pitch="variable" fo:font-size="12pt" fo:font-weight="bold" style:font-size-asian="12pt" style:font-weight-asian="bold" style:font-size-complex="16pt" style:font-weight-complex="bold"/>
    </style:style>
    <style:style style:name="Heading_20_2_20_Char1" style:display-name="Heading 2 Char1" style:family="text" loext:linked-style-name="Heading_20_2">
      <style:text-properties style:font-name="Gadugi" fo:font-family="Gadugi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Heading_20_4_20_Char1" style:display-name="Heading 4 Char1" style:family="text" loext:linked-style-name="Heading_20_4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6_20_Char1" style:display-name="Heading 6 Char1" style:family="text" loext:linked-style-name="Heading_20_6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Heading_20_7_20_Char1" style:display-name="Heading 7 Char1" style:family="text" loext:linked-style-name="Heading_20_7">
      <style:text-properties style:font-name="Calibri" fo:font-family="Calibri" style:font-family-generic="roman" style:font-pitch="variable" fo:font-size="12pt" style:font-size-asian="12pt" style:font-size-complex="12pt"/>
    </style:style>
    <style:style style:name="Heading_20_8_20_Char1" style:display-name="Heading 8 Char1" style:family="text" loext:linked-style-name="Heading_20_8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9_20_Char1" style:display-name="Heading 9 Char1" style:family="text" loext:linked-style-name="Heading_20_9">
      <style:text-properties style:font-name="Calibri Light" fo:font-family="'Calibri Light'" style:font-family-generic="roman" style:font-pitch="variable" fo:font-size="11pt" style:font-size-asian="11pt" style:font-size-complex="11pt"/>
    </style:style>
    <style:style style:name="Header_20_Char1" style:display-name="Header Char1" style:family="text" style:parent-style-name="Default_20_Paragraph_20_Font" loext:linked-style-name="Header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m1" style:family="text" style:parent-style-name="Default_20_Paragraph_20_Font">
      <style:text-properties fo:color="#0000ff" loext:opacity="100%"/>
    </style:style>
    <style:style style:name="t1" style:family="text" style:parent-style-name="Default_20_Paragraph_20_Font">
      <style:text-properties fo:color="#990000" loext:opacity="100%"/>
    </style:style>
    <style:style style:name="Comment_20_Text_20_Char" style:display-name="Comment Text Char" style:family="text" style:parent-style-name="Default_20_Paragraph_20_Font" loext:linked-style-name="annotation_20_text">
      <style:text-properties style:font-name="Gadugi" fo:font-family="Gadugi" style:font-family-generic="roman" style:font-pitch="variable" style:font-name-asian="Lucida Sans Unicode" style:font-family-asian="'Lucida Sans Unicode'" style:font-family-generic-asian="system" style:font-pitch-asian="variable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Gadugi" fo:font-family="Gadugi" style:font-family-generic="roman" style:font-pitch="variable" fo:font-weight="bold" style:font-name-asian="Lucida Sans Unicode" style:font-family-asian="'Lucida Sans Unicode'" style:font-family-generic-asian="system" style:font-pitch-asian="variable" style:font-weight-asian="bold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ing_20_3_20_Char1" style:display-name="Heading 3 Char1" style:family="text" style:parent-style-name="Default_20_Paragraph_20_Font" loext:linked-style-name="Heading_20_3">
      <style:text-properties style:font-name="Gadugi" fo:font-family="Gadugi" style:font-family-generic="roman" style:font-pitch="variable" fo:font-size="12pt" style:font-size-asian="12pt"/>
    </style:style>
    <style:style style:name="Heading_20_5_20_Char1" style:display-name="Heading 5 Char1" style:family="text" style:parent-style-name="Default_20_Paragraph_20_Font" loext:linked-style-name="Heading_20_5">
      <style:text-properties style:font-name="Gadugi" fo:font-family="Gadugi" style:font-family-generic="roman" style:font-pitch="variable" fo:font-size="12pt" fo:font-weight="bold" style:font-size-asian="12pt" style:font-weight-asian="bold" style:font-style-complex="italic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Body_20_Text_20_Indent_20_2_20_Char" style:display-name="Body Text Indent 2 Char" style:family="text" style:parent-style-name="Default_20_Paragraph_20_Font" loext:linked-style-name="Body_20_Text_20_Indent_20_2">
      <style:text-properties fo:font-size="12pt" fo:language="zh" fo:country="CN" style:font-size-asian="12pt" style:language-asian="ar" style:country-asian="SA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48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8" style:family="table">
      <style:table-properties style:width="15.871cm" fo:margin-left="0cm" fo:margin-top="0cm" fo:margin-bottom="0cm" table:align="left" style:writing-mode="lr-tb"/>
    </style:style>
    <style:style style:name="Table8.A" style:family="table-column">
      <style:table-column-properties style:column-width="2.708cm"/>
    </style:style>
    <style:style style:name="Table8.B" style:family="table-column">
      <style:table-column-properties style:column-width="10.504cm"/>
    </style:style>
    <style:style style:name="Table8.C" style:family="table-column">
      <style:table-column-properties style:column-width="2.66cm"/>
    </style:style>
    <style:style style:name="Table8.1" style:family="table-row">
      <style:table-row-properties style:min-row-height="2.383cm" fo:keep-together="auto"/>
    </style:style>
    <style:style style:name="Table8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8.B1" style:family="table-cell">
      <style:table-cell-properties fo:padding-left="0.191cm" fo:padding-right="0.191cm" fo:padding-top="0cm" fo:padding-bottom="0cm" fo:border="none" style:writing-mode="lr-tb"/>
    </style:style>
    <style:style style:name="Table8.2" style:family="table-row">
      <style:table-row-properties style:min-row-height="0.427cm" fo:keep-together="auto"/>
    </style:style>
    <style:style style:name="Table8.A2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M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MP2" style:family="paragraph" style:parent-style-name="ICLR_20_-_20_Cabeçalho">
      <style:paragraph-properties fo:margin-top="0cm" fo:margin-bottom="0cm" style:contextual-spacing="false" fo:orphans="0" fo:widows="0" fo:padding="0cm" fo:border="none"/>
      <style:text-properties fo:language="pt" fo:country="BR" style:letter-kerning="false" style:language-asian="pt" style:country-asian="BR" style:language-complex="ar" style:country-complex="SA"/>
    </style:style>
    <style:style style:name="MP3" style:family="paragraph" style:parent-style-name="ICLR_20_-_20_Cabeçalho">
      <style:paragraph-properties fo:margin-top="0cm" fo:margin-bottom="0cm" style:contextual-spacing="false" fo:text-align="end" style:justify-single-word="false" fo:orphans="0" fo:widows="0" fo:padding="0cm" fo:border="none"/>
      <style:text-properties fo:language="pt" fo:country="BR" style:letter-kerning="false" style:language-asian="pt" style:country-asian="BR" style:language-complex="ar" style:country-complex="SA"/>
    </style:style>
    <style:style style:name="MP4" style:family="paragraph" style:parent-style-name="ICLR_20_-_20_Rodapé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P5" style:family="paragraph" style:parent-style-name="ICLR_20_-_20_Rodapé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P6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T1" style:family="text">
      <style:text-properties fo:font-size="10pt" style:font-size-asian="10pt" style:font-name-complex="Arial1" style:font-size-complex="10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style:font-name-complex="Tahoma1" style:font-size-complex="10pt" style:font-weight-complex="bold"/>
    </style:style>
    <style:style style:name="MT4" style:family="text">
      <style:text-properties fo:color="#0000ff" loext:opacity="100%"/>
    </style:style>
    <style:style style:name="MT5" style:family="text">
      <style:text-properties fo:language="zh" fo:country="CN" style:font-name-asian="Times New Roman1" style:language-asian="zh" style:country-asian="CN"/>
    </style:style>
    <style:style style:name="MT6" style:family="text">
      <style:text-properties fo:language="zh" fo:country="CN" officeooo:rsid="00086036" style:font-name-asian="Times New Roman1" style:language-asian="zh" style:country-asian="CN"/>
    </style:style>
    <style:style style:name="Mfr1" style:family="graphic" style:parent-style-name="Frame">
      <style:graphic-properties fo:margin-left="0.318cm" fo:margin-right="0.318cm" fo:margin-top="0cm" fo:margin-bottom="0cm" style:vertical-pos="from-top" style:vertical-rel="page" style:horizontal-pos="from-left" style:horizontal-rel="page" draw:opacity="0%" fo:padding="0cm" fo:border="non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cm" fo:margin-bottom="1cm" fo:margin-left="3cm" fo:margin-right="1.5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02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Frame1" text:anchor-type="paragraph" svg:x="3.06cm" svg:y="0.974cm" svg:width="15.871cm" draw:z-index="1"><draw:text-box fo:min-height="0.041cm"><table:table table:name="Table8" table:style-name="Table8"><table:table-column table:style-name="Table8.A"/><table:table-column table:style-name="Table8.B"/><table:table-column table:style-name="Table8.C"/><table:table-row table:style-name="Table8.1"><table:table-cell table:style-name="Table8.A1" office:value-type="string"><text:p text:style-name="MP2" loext:marker-style-name="MT2"><draw:frame draw:style-name="Mfr2" draw:name="Imagem 31" text:anchor-type="as-char" svg:width="2.3cm" svg:height="2.3cm" draw:z-index="3"><draw:image xlink:href="Pictures/10000001000000C7000000C78C76FE1FB5F46897.png" xlink:type="simple" xlink:show="embed" xlink:actuate="onLoad" draw:mime-type="image/png"/><svg:desc>ssp-logo-sem-justica-300x300</svg:desc></draw:frame></text:p></table:table-cell><table:table-cell table:style-name="Table8.B1" office:value-type="string"><text:p text:style-name="MP2">Estado de Goiás</text:p><text:p text:style-name="MP2">Secretaria de Estado da Segurança Pública</text:p><text:p text:style-name="MP2">Superintendência de Polícia Técnico-Científica</text:p><text:p text:style-name="MP2">Instituto de Criminalística Leonardo Rodrigues</text:p></table:table-cell><table:table-cell table:style-name="Table8.A1" office:value-type="string"><text:p text:style-name="MP2" loext:marker-style-name="MT2"><draw:frame draw:style-name="Mfr2" draw:name="Imagem 1" text:anchor-type="as-char" svg:width="1.836cm" svg:height="2.3cm" draw:z-index="5"><draw:image xlink:href="Pictures/100000010000009E000000C6534F508C449BE78A.png" xlink:type="simple" xlink:show="embed" xlink:actuate="onLoad" draw:mime-type="image/png"/></draw:frame></text:p></table:table-cell></table:table-row><table:table-row table:style-name="Table8.2"><table:table-cell table:style-name="Table8.A2" table:number-columns-spanned="3" office:value-type="string"><text:p text:style-name="MP3"><text:span text:style-name="MT3">RG </text:span><text:span text:style-name="MT3"><text:text-input text:description="">{{ pericia.rg }}</text:text-input></text:span><text:span text:style-name="MT3">/</text:span><text:span text:style-name="MT3"><text:text-input text:description="">{{ pericia.ano }}</text:text-input></text:span><text:span text:style-name="MT3"> - LINF/ICLR</text:span></text:p></table:table-cell><table:covered-table-cell/><table:covered-table-cell/></table:table-row></table:table></draw:text-box></draw:frame></text:p>
      </style:header>
      <style:footer>
        <text:p text:style-name="MP4"><text:tab/>Av. Atílio Correia Lima, nº 1.223, Cidade Jardim – Goiânia/GO – CEP: 74.425-030</text:p>
        <text:p text:style-name="MP5">Fone: (62) 3201-9561 / Fax: (62) 3201-9518 – site: www.policiacientifica.go.gov.br</text:p>
        <text:p text:style-name="MP6" loext:marker-style-name="MT4"><text:tab/><text:tab/><text:span text:style-name="MT5">Página </text:span><text:span text:style-name="MT5"><text:page-number text:select-page="current">2</text:page-number></text:span><text:span text:style-name="MT5"><text:s/></text:span><text:span text:style-name="MT6">de </text:span><text:span text:style-name="MT6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Laudo Geral</dc:title>
    <meta:initial-creator>Rodrigo</meta:initial-creator>
    <meta:keyword>SPTC</meta:keyword>
    <meta:editing-cycles>178</meta:editing-cycles>
    <meta:creation-date>2020-03-19T15:00:00</meta:creation-date>
    <dc:date>2023-11-30T07:36:22.669000000</dc:date>
    <meta:editing-duration>PT4H47M56S</meta:editing-duration>
    <meta:generator>LibreOffice/7.5.4.2$Windows_X86_64 LibreOffice_project/36ccfdc35048b057fd9854c757a8b67ec53977b6</meta:generator>
    <meta:document-statistic meta:table-count="2" meta:image-count="2" meta:object-count="0" meta:page-count="2" meta:paragraph-count="50" meta:word-count="531" meta:character-count="2768" meta:non-whitespace-character-count="2385"/>
    <meta:user-defined meta:name="AppVersion">16.0000</meta:user-defined>
    <meta:user-defined meta:name="Company">SSPJ</meta:user-defined>
    <meta:user-defined meta:name="KSOProductBuildVer">1046-11.2.0.10223</meta:user-defined>
    <meta:user-defined meta:name="_DocHome" meta:value-type="float">-269483190</meta:user-defined>
    <meta:template xlink:type="simple" xlink:actuate="onRequest" xlink:title="Normal.dotm" xlink:href=""/>
  </office:meta>
</office:document-meta>
</file>